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7b01" officeooo:paragraph-rsid="001b7b01"/>
    </style:style>
    <style:style style:name="P2" style:family="paragraph" style:parent-style-name="Standard">
      <style:text-properties officeooo:rsid="001b7b01" officeooo:paragraph-rsid="001cc2f4"/>
    </style:style>
    <style:style style:name="P3" style:family="paragraph" style:parent-style-name="Standard">
      <style:text-properties officeooo:rsid="001cc2f4" officeooo:paragraph-rsid="001cc2f4"/>
    </style:style>
    <style:style style:name="P4" style:family="paragraph" style:parent-style-name="Standard" style:list-style-name="L1">
      <style:text-properties officeooo:rsid="001cc2f4" officeooo:paragraph-rsid="001cc2f4"/>
    </style:style>
    <style:style style:name="P5" style:family="paragraph" style:parent-style-name="Standard" style:list-style-name="L3">
      <style:text-properties officeooo:rsid="001cc2f4" officeooo:paragraph-rsid="001cc2f4"/>
    </style:style>
    <style:style style:name="P6" style:family="paragraph" style:parent-style-name="Standard">
      <style:text-properties officeooo:rsid="001cc2f4" officeooo:paragraph-rsid="001f0d00"/>
    </style:style>
    <style:style style:name="P7" style:family="paragraph" style:parent-style-name="Standard" style:list-style-name="L3">
      <style:text-properties officeooo:paragraph-rsid="001cc2f4"/>
    </style:style>
    <style:style style:name="P8" style:family="paragraph" style:parent-style-name="Standard">
      <style:text-properties officeooo:paragraph-rsid="001e7afa"/>
    </style:style>
    <style:style style:name="P9" style:family="paragraph" style:parent-style-name="Standard" style:list-style-name="L5">
      <style:text-properties officeooo:paragraph-rsid="001e7afa"/>
    </style:style>
    <style:style style:name="P10" style:family="paragraph" style:parent-style-name="Standard" style:list-style-name="L6">
      <style:text-properties officeooo:paragraph-rsid="001e7afa"/>
    </style:style>
    <style:style style:name="P11" style:family="paragraph" style:parent-style-name="Standard" style:list-style-name="L7">
      <style:text-properties officeooo:paragraph-rsid="001f0d00"/>
    </style:style>
    <style:style style:name="P12" style:family="paragraph" style:parent-style-name="Standard" style:list-style-name="L6">
      <style:text-properties officeooo:rsid="001f0d00" officeooo:paragraph-rsid="001e7afa"/>
    </style:style>
    <style:style style:name="P13" style:family="paragraph" style:parent-style-name="Standard">
      <style:text-properties officeooo:paragraph-rsid="001f0d00"/>
    </style:style>
    <style:style style:name="P14" style:family="paragraph" style:parent-style-name="Standard" style:list-style-name="L8">
      <style:text-properties officeooo:rsid="001f6148" officeooo:paragraph-rsid="001f6148"/>
    </style:style>
    <style:style style:name="P15" style:family="paragraph" style:parent-style-name="Standard" style:list-style-name="L8">
      <style:text-properties officeooo:rsid="00222406" officeooo:paragraph-rsid="00222406"/>
    </style:style>
    <style:style style:name="P16" style:family="paragraph" style:parent-style-name="Standard" style:list-style-name="L9">
      <style:text-properties officeooo:rsid="00249bd3" officeooo:paragraph-rsid="00249bd3"/>
    </style:style>
    <style:style style:name="T1" style:family="text">
      <style:text-properties officeooo:rsid="001cc2f4"/>
    </style:style>
    <style:style style:name="T2" style:family="text">
      <style:text-properties officeooo:rsid="001d16a6"/>
    </style:style>
    <style:style style:name="T3" style:family="text">
      <style:text-properties officeooo:rsid="001e7afa"/>
    </style:style>
    <style:style style:name="T4" style:family="text">
      <style:text-properties officeooo:rsid="001f0d00"/>
    </style:style>
    <style:style style:name="T5" style:family="text">
      <style:text-properties officeooo:rsid="001f6148"/>
    </style:style>
    <style:style style:name="T6" style:family="text">
      <style:text-properties officeooo:rsid="00222406"/>
    </style:style>
    <style:style style:name="T7" style:family="text">
      <style:text-properties officeooo:rsid="0022d07a"/>
    </style:style>
    <style:style style:name="T8" style:family="text">
      <style:text-properties officeooo:rsid="00249b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inleitung</text:p>
      <text:p text:style-name="P1"/>
      <text:p text:style-name="P1">1.1 Motivation</text:p>
      <text:p text:style-name="P1"/>
      <text:p text:style-name="P3">1.2 Problemstellung?</text:p>
      <text:p text:style-name="P1"/>
      <text:p text:style-name="P1">1.<text:span text:style-name="T1">3</text:span> Zielstellung</text:p>
      <text:p text:style-name="P1"/>
      <text:p text:style-name="P1">-<text:span text:style-name="T1">Konzept für prozedurales System entwerfen</text:span></text:p>
      <text:p text:style-name="P2">-<text:span text:style-name="T1">System soll digitale </text:span><text:span text:style-name="T3">Welten</text:span><text:span text:style-name="T1"> generieren</text:span></text:p>
      <text:p text:style-name="P2"><text:span text:style-name="T1">-System und dessen Output soll dabei folgende Anforderungen </text:span><text:span text:style-name="T3">bestmöglich</text:span><text:span text:style-name="T1"> erfüllen:</text:span></text:p>
      <text:list xml:id="list4024164680" text:style-name="L3">
        <text:list-item>
          <text:p text:style-name="P7"><text:span text:style-name="T1">Realismus</text:span></text:p>
        </text:list-item>
        <text:list-item>
          <text:p text:style-name="P5">Flexibilität</text:p>
        </text:list-item>
      </text:list>
      <text:list xml:id="list600193387" text:style-name="L1">
        <text:list-item>
          <text:p text:style-name="P4">Performance</text:p>
        </text:list-item>
        <text:list-item>
          <text:p text:style-name="P4">Benutzbarkeit</text:p>
        </text:list-item>
      </text:list>
      <text:p text:style-name="P3"/>
      <text:p text:style-name="P8"><text:span text:style-name="T1">-</text:span><text:span text:style-name="T2">Realismus:</text:span></text:p>
      <text:list xml:id="list1924000006" text:style-name="L5">
        <text:list-item>
          <text:p text:style-name="P9"><text:span text:style-name="T3">G</text:span><text:span text:style-name="T2">enerierte </text:span><text:span text:style-name="T3">Welten</text:span><text:span text:style-name="T2"> sollen Eindruck </text:span><text:span text:style-name="T3">realer Landschaften und Siedlungen der Erde vermitteln</text:span></text:p>
        </text:list-item>
      </text:list>
      <text:p text:style-name="P8">-<text:span text:style-name="T3">Flexibilität:</text:span></text:p>
      <text:list xml:id="list475687391" text:style-name="L6">
        <text:list-item>
          <text:p text:style-name="P10"><text:span text:style-name="T3">System soll Nutzer ermöglichen, </text:span><text:span text:style-name="T4">individuell Einfluss auf </text:span><text:span text:style-name="T5">B</text:span><text:span text:style-name="T4">erechnungen </text:span><text:span text:style-name="T5">und Output</text:span><text:span text:style-name="T4"> zu nehmen</text:span></text:p>
        </text:list-item>
        <text:list-item>
          <text:p text:style-name="P12">generierte Welten sollen universell in <text:span text:style-name="T5">digitalen Anwendungen, speziell</text:span> digitalen Spielen, <text:span text:style-name="T5">verwendet werden können</text:span></text:p>
        </text:list-item>
      </text:list>
      <text:p text:style-name="P6">-Performance: </text:p>
      <text:list xml:id="list4215163200" text:style-name="L7">
        <text:list-item>
          <text:p text:style-name="P11"><text:span text:style-name="T2">Berechnungen sollen in Echtzeit stattfinden</text:span></text:p>
        </text:list-item>
        <text:list-item>
          <text:p text:style-name="P11"><text:span text:style-name="T2">Laufzeiten der einzelnen Programmroutinen sollen vom Nutzer nicht als störende Unterbrechung wahrgenommen werden</text:span></text:p>
        </text:list-item>
      </text:list>
      <text:p text:style-name="P13">-<text:span text:style-name="T5">Benutzbarkeit:</text:span></text:p>
      <text:list xml:id="list2788307159" text:style-name="L8">
        <text:list-item>
          <text:p text:style-name="P14">Nutzer <text:span text:style-name="T6">soll Anwendung intuitiv bedienen können</text:span></text:p>
        </text:list-item>
        <text:list-item>
          <text:p text:style-name="P15">Zuverlässigkeit der Anwendung soll gewährleistet sein</text:p>
        </text:list-item>
      </text:list>
      <text:p text:style-name="P3"/>
      <text:p text:style-name="P3">-<text:span text:style-name="T6">Anforderungen nur bestmöglich und nicht vollständig erfüllbar, da einige Ziele in Konkurrenz miteinander stehen</text:span></text:p>
      <text:p text:style-name="P3">-<text:span text:style-name="T7">höherer Grad an Realismus bedeutet meistens auch komplexere Berechnungen und höhere Laufzeiten, wodurch die Performance sinkt</text:span></text:p>
      <text:p text:style-name="P3">-<text:span text:style-name="T7">höherer Grad an Flexibilität durch bspw. viele einstellbare Parameter schränkt die Benutzbarkeit durch einen Verlust an Übersichtlichkeit ein</text:span></text:p>
      <text:p text:style-name="P3">→ <text:span text:style-name="T6">es muss balance zwischen </text:span><text:span text:style-name="T7">konkurrierenden Anforderungen gefunden werden</text:span></text:p>
      <text:p text:style-name="P3">→ <text:span text:style-name="T7">nicht alle Anforderungen können vollständig erfüllt werden</text:span></text:p>
      <text:p text:style-name="P1">-<text:span text:style-name="T7">Prioritäten </text:span><text:span text:style-name="T8">liegen bei Realismus und Flexibilität, um Qualität des Outputs für erfahrene Nutzer zu maximieren</text:span></text:p>
      <text:p text:style-name="P1">-<text:span text:style-name="T8">trotzdem muss mindestmaß an Performance und Benutzbarkeit gewährleistet werden</text:span></text:p>
      <text:p text:style-name="P1"/>
      <text:p text:style-name="P1">1.<text:span text:style-name="T1">4</text:span> Gliederu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3T11:58:55.149000000</meta:creation-date>
    <dc:date>2023-08-03T13:35:56.173000000</dc:date>
    <meta:editing-duration>PT13M45S</meta:editing-duration>
    <meta:editing-cycles>3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30" meta:word-count="204" meta:character-count="1595" meta:non-whitespace-character-count="1431"/>
  </office:meta>
</office:document-meta>
</file>